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c8eb" officeooo:paragraph-rsid="001cc8eb"/>
    </style:style>
    <style:style style:name="P2" style:family="paragraph" style:parent-style-name="Standard">
      <style:text-properties officeooo:rsid="001e9df5" officeooo:paragraph-rsid="001e9df5"/>
    </style:style>
    <style:style style:name="P3" style:family="paragraph" style:parent-style-name="Standard">
      <style:text-properties officeooo:rsid="001f82fe" officeooo:paragraph-rsid="001f82fe"/>
    </style:style>
    <style:style style:name="P4" style:family="paragraph" style:parent-style-name="Standard">
      <style:text-properties officeooo:rsid="001cc8eb" officeooo:paragraph-rsid="001cc8eb"/>
    </style:style>
    <style:style style:name="P5" style:family="paragraph" style:parent-style-name="Standard">
      <style:text-properties officeooo:rsid="002123f1" officeooo:paragraph-rsid="002123f1"/>
    </style:style>
    <style:style style:name="T1" style:family="text">
      <style:text-properties officeooo:rsid="001e9d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otal : 23 pts</text:p>
      <text:p text:style-name="P1"/>
      <text:p text:style-name="P1">Exercice – cours : 3 pts</text:p>
      <text:p text:style-name="P1"/>
      <text:p text:style-name="P1">Exercice 1 – Céréales</text:p>
      <text:p text:style-name="P1"/>
      <text:p text:style-name="P1">réponse : 15 portions individuelles</text:p>
      <text:p text:style-name="P1">15 : 2 pts</text:p>
      <text:p text:style-name="P1">calcul présent : 2 pts</text:p>
      <text:p text:style-name="P1">phrase réponse : 1 pt</text:p>
      <text:p text:style-name="P1"/>
      <text:p text:style-name="P1">Exercice 2 – Battements par minute</text:p>
      <text:p text:style-name="P1"/>
      <text:p text:style-name="P5">réponse : 613 200h qui font 2 759 400 000</text:p>
      <text:p text:style-name="P1">conversion 70 ans en heures : 2 pts</text:p>
      <text:p text:style-name="P1">calcul fois 4500 : 2 pts</text:p>
      <text:p text:style-name="P1">phrase réponse : 1 pt</text:p>
      <text:p text:style-name="P1"/>
      <text:p text:style-name="P1">Exercice 3 – Année bissextile</text:p>
      <text:p text:style-name="P1"/>
      <text:p text:style-name="P1"/>
      <text:p text:style-name="P1">ré<text:span text:style-name="T1">ponse : 636 ; 2000 ; 1224 ; 2020</text:span></text:p>
      <text:p text:style-name="P1">checker la divisibilité par 4 : 2 pts</text:p>
      <text:p text:style-name="P1">checker la divisibilité par 100 : 1 pt</text:p>
      <text:p text:style-name="P1">checker la divisibilité par 400 : 1 pt </text:p>
      <text:p text:style-name="P2">phrases explicatives : 1 pt</text:p>
      <text:p text:style-name="P2"/>
      <text:p text:style-name="P2">Exercice 4 : Nombre mystère</text:p>
      <text:p text:style-name="P2"/>
      <text:p text:style-name="P2">trace de recherche : 2 pt</text:p>
      <text:p text:style-name="P2">réponse : 13 + 23 = 36 ;</text:p>
      <text:p text:style-name="P3">+3 pt si conclusio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6:38:00.880000000</meta:creation-date>
    <dc:date>2024-09-26T11:39:00.966000000</dc:date>
    <meta:editing-duration>PT30M36S</meta:editing-duration>
    <meta:editing-cycles>4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22" meta:word-count="130" meta:character-count="601" meta:non-whitespace-character-count="488"/>
  </office:meta>
</office:document-meta>
</file>